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0cd75f" officeooo:paragraph-rsid="000cd75f"/>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text-properties officeooo:rsid="0009d2bd" officeooo:paragraph-rsid="0009d2bd"/>
    </style:style>
    <style:style style:name="P8" style:family="paragraph" style:parent-style-name="Text_20_body" style:list-style-name="L6">
      <style:text-properties fo:font-weight="bold" officeooo:rsid="0009d2bd" officeooo:paragraph-rsid="0009d2bd" style:font-weight-asian="bold" style:font-weight-complex="bold"/>
    </style:style>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text-properties officeooo:rsid="000cd75f" officeooo:paragraph-rsid="000cd75f"/>
    </style:style>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text-properties officeooo:rsid="000d7e71" officeooo:paragraph-rsid="000d7e71"/>
    </style:style>
    <style:style style:name="T1" style:family="text">
      <style:text-properties officeooo:rsid="00090041"/>
    </style:style>
    <style:style style:name="T2" style:family="text">
      <style:text-properties fo:font-weight="bold" style:font-weight-asian="bold" style:font-weight-complex="bold"/>
    </style:style>
    <style:style style:name="T3" style:family="text">
      <style:text-properties officeooo:rsid="000b4c5d"/>
    </style:style>
    <style:style style:name="T4" style:family="text">
      <style:text-properties officeooo:rsid="000f3b67"/>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he issue</text:h>
      <text:list text:style-name="L1">
        <text:list-item>
          <text:p text:style-name="P2">If you detect anomalies independently at each timepoint, the predictions can be <text:span text:style-name="Strong_20_Emphasis">noisy</text:span>:</text:p>
          <text:list>
            <text:list-item>
              <text:p text:style-name="P2">A false positive may pop up at one time, then vanish.</text:p>
            </text:list-item>
            <text:list-item>
              <text:p text:style-name="P2">A real anomaly may flicker (false negatives), especially if the anomaly is subtle.</text:p>
            </text:list-item>
          </text:list>
        </text:list-item>
        <text:list-item>
          <text:p text:style-name="P2">But in reality, anomalies (like lesions, failures, defects) usually have <text:span text:style-name="Strong_20_Emphasis">temporal persistence</text:span>: they last for several timepoints, they don’t appear and disappear randomly.</text:p>
        </text:list-item>
      </text:list>
      <text:p text:style-name="Text_20_body">So you want a <text:span text:style-name="Strong_20_Emphasis">temporal filter</text:span> that enforces this persistence and smooths out noise.</text:p>
      <text:h text:style-name="Heading_20_2" text:outline-level="2">Options for temporal filtering</text:h>
      <text:list text:style-name="L6">
        <text:list-item>
          <text:p text:style-name="P8">Multimodal Attention Fusion Module (similar to EPDiff paper)</text:p>
        </text:list-item>
      </text:list>
      <text:p text:style-name="P7">We gather the anomaly score maps from past and future scans, future anomaly maps can help eliminate false negatives (anomaly pixels that don’t persist over time), while past anomaly maps can help recognize false negative (anomaly pixels that appear on the past but are not detected in current scan). </text:p>
      <text:p text:style-name="P7">Denote s^f \in R^{n_f x h x w} and s^p \in R^{n_p x h x w} as future and past anomaly scores respectively, with n_f and n_p are numbers of future and past scans. We note that n_f and n_p can be zeros. </text:p>
      <text:p text:style-name="P7"><text:span text:style-name="T2">Method in EPDiff paper:</text:span> </text:p>
      <text:p text:style-name="P7">Fmax is obtained by taking the maximum values from the channels of modality and combining them into one channel, and Fmean is obtained by calculating their mean. The operations can be expressed as: <text:s/>Fatt = αFmax + βFmean + γaFlair <text:s/>o , </text:p>
      <text:p text:style-name="P7">where α, β, and γ are the attentional fusion weights, and 0 &lt; α, β, γ &lt; 1 as well as α + β + γ = 1.</text:p>
      <text:p text:style-name="P7">Post-processing: </text:p>
      <text:p text:style-name="P7">- the 3D median filter with kernel size kmf is used to filter out some discrete anomalous features and reduce the influence of noise to obtain a more reliable distribution of the anomalies.</text:p>
      <text:p text:style-name="P7">- <text:span text:style-name="T3">The author apply the norm_tensor on median filter before using Yen threshold. (problem with normal/healthy images) → we will always have 0-1 values. </text:span></text:p>
      <text:p text:style-name="P7">- To obtain the final segmentation, it is necessary to apply automatic thresholding strategy to arrive at binary anomaly segmentation mask. We use the Yen technique [37] to automatically match a uniquely appropriate threshold for each input.</text:p>
      <text:p text:style-name="P7">- The results are optimized by the 3D dilation operation to obtain the final binary output of the model with respect to the anomaly.</text:p>
      <text:p text:style-name="P21">Modified method: </text:p>
      <text:p text:style-name="P21">we use the update rules:</text:p>
      <text:p text:style-name="P21">ano_t_new​=ano_t​⋅(1−β(1−anomaly_ref))+γ⋅anomaly_ref</text:p>
      <text:p text:style-name="P21">beta: control how to reduce anomaly score if the reference is low (avoid false positive)</text:p>
      <text:p text:style-name="P21"><text:soft-page-break/>gamm<text:span text:style-name="T4">a</text:span>: control how to reinforce anomaly score if reference is high. (avoid false negative). </text:p>
      <text:h text:style-name="Heading_20_3" text:outline-level="3">1. <text:span text:style-name="Strong_20_Emphasis">Exponential Moving Average (EMA)</text:span></text:h>
      <text:list text:style-name="L2">
        <text:list-item>
          <text:p text:style-name="P3">Smooth anomaly probabilities over time:</text:p>
          <text:p text:style-name="P3">p~​t​=αpt​+(1−α)p~​t−1​ </text:p>
          <text:p text:style-name="P3">where pt​ is the raw anomaly score (e.g., from diffusion), p~​t​ is the smoothed one.</text:p>
        </text:list-item>
      </text:list>
      <text:list text:style-name="L7">
        <text:list-item>
          <text:p text:style-name="P9">EMA gives more weight to recent scores but <text:span text:style-name="Strong_20_Emphasis">doesn’t ignore past context</text:span>.</text:p>
        </text:list-item>
      </text:list>
      <text:list text:style-name="L8">
        <text:list-item>
          <text:p text:style-name="P10">This helps in anomaly detection:</text:p>
        </text:list-item>
      </text:list>
      <text:list text:style-name="L9">
        <text:list-item>
          <text:p text:style-name="P11"><text:span text:style-name="Strong_20_Emphasis">Suppress spiky false positives</text:span> → if one frame is high but neighbors are low, EMA reduces its impact.</text:p>
        </text:list-item>
        <text:list-item>
          <text:p text:style-name="P11"><text:span text:style-name="Strong_20_Emphasis">Strengthen consistent signals</text:span> → if multiple consecutive frames have high scores, EMA maintains a strong anomaly signal.</text:p>
        </text:list-item>
      </text:list>
      <text:p text:style-name="Text_20_body"/>
      <text:h text:style-name="Heading_20_3" text:outline-level="3"><text:span text:style-name="Strong_20_Emphasis"><text:span text:style-name="T1">2. </text:span></text:span><text:span text:style-name="Strong_20_Emphasis">Hidden Markov Model (HMM) smoothing</text:span></text:h>
      <text:list text:style-name="L3">
        <text:list-item>
          <text:p text:style-name="P4">Treat anomaly presence at each location as a hidden binary state Zt​.</text:p>
        </text:list-item>
        <text:list-item>
          <text:p text:style-name="P4">Your detector’s score at time t is a noisy observation of Zt​.</text:p>
        </text:list-item>
        <text:list-item>
          <text:p text:style-name="P4">HMM forward–backward smoothing gives you:</text:p>
          <text:list>
            <text:list-item>
              <text:p text:style-name="P4"> scoresP(Zt​=1∣all scores)</text:p>
            </text:list-item>
            <text:list-item>
              <text:p text:style-name="P4">This combines evidence from past &amp; future, making it robust.</text:p>
            </text:list-item>
          </text:list>
        </text:list-item>
        <text:list-item>
          <text:p text:style-name="P4">Benefit: explicitly models <text:span text:style-name="Strong_20_Emphasis">persistence</text:span> (via transition probs like P(Zt​=1∣Zt−1​=1)=0.95).</text:p>
        </text:list-item>
        <text:list-item>
          <text:p text:style-name="P4">This means if one frame dips in confidence but surrounding frames are high, it will still assign anomaly.</text:p>
        </text:list-item>
      </text:list>
      <text:p text:style-name="Text_20_body"/>
      <text:p text:style-name="P12">3. <text:span text:style-name="T2">Kalman temporal filters</text:span></text:p>
      <text:p text:style-name="P12">A Kalman model assumes your system evolves as:</text:p>
      <text:list text:style-name="L10">
        <text:list-item>
          <text:p text:style-name="P13"><text:span text:style-name="Strong_20_Emphasis">State transition (hidden state evolution):</text:span></text:p>
        </text:list-item>
      </text:list>
      <text:p text:style-name="Text_20_body">xt​=Axt−1​+wt​,wt​∼N(0,Q) </text:p>
      <text:list text:style-name="L11">
        <text:list-item>
          <text:p text:style-name="P14"><text:span text:style-name="Strong_20_Emphasis">Observation model:</text:span></text:p>
        </text:list-item>
      </text:list>
      <text:p text:style-name="Text_20_body">yt​=Hxt​+vt​,vt​∼N(0,R) </text:p>
      <text:p text:style-name="Text_20_body">Where:</text:p>
      <text:list text:style-name="L12">
        <text:list-item>
          <text:p text:style-name="P15">xt​ = hidden state (continuous, e.g., true anomaly level)</text:p>
        </text:list-item>
        <text:list-item>
          <text:p text:style-name="P15">yt​ = observed measurement (e.g., detector score)</text:p>
        </text:list-item>
        <text:list-item>
          <text:p text:style-name="P15">A = state transition matrix</text:p>
        </text:list-item>
        <text:list-item>
          <text:p text:style-name="P15"><text:soft-page-break/>H = observation matrix</text:p>
        </text:list-item>
        <text:list-item>
          <text:p text:style-name="P15">Q,R = process and observation noise covariances</text:p>
        </text:list-item>
      </text:list>
      <text:h text:style-name="P1" text:outline-level="2"><text:span text:style-name="Strong_20_Emphasis">Kalman smoothing</text:span></text:h>
      <text:list text:style-name="L13">
        <text:list-item>
          <text:p text:style-name="P16">The <text:span text:style-name="Strong_20_Emphasis">Kalman filter</text:span> gives estimates x^t​ using <text:span text:style-name="Strong_20_Emphasis">past only</text:span>.</text:p>
        </text:list-item>
        <text:list-item>
          <text:p text:style-name="P16">The <text:span text:style-name="Strong_20_Emphasis">Kalman smoother</text:span> uses a <text:span text:style-name="Strong_20_Emphasis">backward pass</text:span> to combine <text:span text:style-name="Strong_20_Emphasis">past and future observations</text:span>:</text:p>
        </text:list-item>
      </text:list>
      <text:p text:style-name="Text_20_body">x^ts​=x^t​+Ct​(x^t+1s​−x^t+1−​) </text:p>
      <text:list text:style-name="L14">
        <text:list-item>
          <text:p text:style-name="P17">Here, Ct​ is a gain term, and x^t+1−​ is the predicted state at t+1 from the filter.</text:p>
        </text:list-item>
        <text:list-item>
          <text:p text:style-name="P17">Result: <text:span text:style-name="Strong_20_Emphasis">smoothed trajectory</text:span> that is less noisy and incorporates future information.</text:p>
        </text:list-item>
      </text:list>
      <text:p text:style-name="P12">Treat your anomaly “score” as the <text:span text:style-name="Strong_20_Emphasis">observed measurement</text:span> yt​.</text:p>
      <text:list text:style-name="L16">
        <text:list-item>
          <text:p text:style-name="P18">The true anomaly level is the <text:span text:style-name="Strong_20_Emphasis">hidden state</text:span> xt​.</text:p>
        </text:list-item>
      </text:list>
      <text:list text:style-name="L17">
        <text:list-item>
          <text:p text:style-name="P19">Kalman smoother produces <text:span text:style-name="Strong_20_Emphasis">smoothed anomaly estimates</text:span> that are robust to noise and take into account both <text:span text:style-name="Strong_20_Emphasis">past and future frames</text:span>.</text:p>
        </text:list-item>
      </text:list>
      <text:list text:style-name="L18">
        <text:list-item>
          <text:p text:style-name="P20">Works naturally with <text:span text:style-name="Strong_20_Emphasis">continuous scores</text:span>, unlike HMMs which are discrete.</text:p>
        </text:list-item>
      </text:list>
      <text:p text:style-name="P12">Kalman assumes continous hidden states (z_t \in R). For our case with discrete hidden state (anomaly/normal), it is better to use HMM. </text:p>
      <text:h text:style-name="Heading_20_3" text:outline-level="3">3. <text:span text:style-name="Strong_20_Emphasis">Other temporal filters</text:span></text:h>
      <text:list text:style-name="L4">
        <text:list-item>
          <text:p text:style-name="P5"><text:span text:style-name="Strong_20_Emphasis">Median filter across time</text:span>: replace each pt​ with the median of a short temporal window → removes isolated spikes.</text:p>
        </text:list-item>
        <text:list-item>
          <text:p text:style-name="P5"><text:span text:style-name="Strong_20_Emphasis">Kalman smoother</text:span>: continuous-valued version of HMM for Gaussian states.</text:p>
        </text:list-item>
        <text:list-item>
          <text:p text:style-name="P5"><text:span text:style-name="Strong_20_Emphasis">CRF (Conditional Random Field)</text:span>: combine temporal + spatial consistency in one graphical model.</text:p>
        </text:list-item>
      </text:list>
      <text:p text:style-name="Horizontal_20_Line"/>
      <text:h text:style-name="Heading_20_2" text:outline-level="2">🔹 How this fits your pipeline</text:h>
      <text:list text:style-name="L5">
        <text:list-item>
          <text:p text:style-name="P6"><text:span text:style-name="Strong_20_Emphasis">Diffusion model</text:span> → produces anomaly probability maps pt​(x) per timepoint.</text:p>
        </text:list-item>
        <text:list-item>
          <text:p text:style-name="P6"><text:span text:style-name="Strong_20_Emphasis">Temporal filter</text:span> (EMA / HMM / median) → smooths those pt​(x) across t.</text:p>
        </text:list-item>
        <text:list-item>
          <text:p text:style-name="P6"><text:span text:style-name="Strong_20_Emphasis">Final fused anomaly map</text:span> → much fewer false alarms, fewer missed detections.</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2T10:20:42.605429998</meta:creation-date>
    <dc:date>2025-08-22T17:21:01.454353599</dc:date>
    <meta:editing-duration>PT4H41M18S</meta:editing-duration>
    <meta:editing-cycles>3</meta:editing-cycles>
    <meta:generator>LibreOffice/24.2.7.2$Linux_X86_64 LibreOffice_project/420$Build-2</meta:generator>
    <meta:document-statistic meta:table-count="0" meta:image-count="0" meta:object-count="0" meta:page-count="3" meta:paragraph-count="70" meta:word-count="803" meta:character-count="5204" meta:non-whitespace-character-count="3941"/>
  </office:meta>
</office:document-meta>
</file>